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0,964,349,684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41,283,617,976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42,630,376,000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51,726,758,676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9,516,748,618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3,024,018,082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37,632,919,966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55,018,567,210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58,962,978,034.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51,621,044,076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64,831,935,604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59,440,139,774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45,264,519,502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35,182,105,414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6,645,490,675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1,355,576,672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8,136,839,087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5,716,489,369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2,257,418,326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0,682,045,258.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1,250,327,988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1,681,494,637.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9,018,243,04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4:10:30.254456137</dc:date>
    <meta:editing-duration>PT6H2M26S</meta:editing-duration>
    <meta:editing-cycles>162</meta:editing-cycles>
    <meta:generator>LibreOffice/7.2.6.2$Linux_X86_64 LibreOffice_project/20$Build-2</meta:generator>
    <meta:document-statistic meta:table-count="1" meta:cell-count="48" meta:object-count="0"/>
  </office:meta>
</office:document-meta>
</file>